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fab5" officeooo:paragraph-rsid="001cfab5"/>
    </style:style>
    <style:style style:name="P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343cc" officeooo:paragraph-rsid="002343cc"/>
    </style:style>
    <style:style style:name="P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343cc" officeooo:paragraph-rsid="0023ea8f"/>
    </style:style>
    <style:style style:name="P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3ea8f" officeooo:paragraph-rsid="0023ea8f"/>
    </style:style>
    <style:style style:name="P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59b54" officeooo:paragraph-rsid="00259b54"/>
    </style:style>
    <style:style style:name="P6" style:family="paragraph" style:parent-style-name="Standard">
      <style:text-properties officeooo:rsid="002343cc" officeooo:paragraph-rsid="002343cc"/>
    </style:style>
    <style:style style:name="P7" style:family="paragraph" style:parent-style-name="Standard">
      <style:text-properties officeooo:rsid="00259b54" officeooo:paragraph-rsid="00259b54"/>
    </style:style>
    <style:style style:name="P8" style:family="paragraph" style:parent-style-name="Standard">
      <style:text-properties officeooo:rsid="0026413e" officeooo:paragraph-rsid="0026413e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normal" officeooo:rsid="001cfab5" officeooo:paragraph-rsid="001cfab5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normal" officeooo:rsid="001cfab5" officeooo:paragraph-rsid="001d949c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normal" officeooo:rsid="001d949c" officeooo:paragraph-rsid="001d949c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normal" officeooo:rsid="001e11e8" officeooo:paragraph-rsid="001e11e8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normal" officeooo:rsid="0020636d" officeooo:paragraph-rsid="0020636d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normal" officeooo:rsid="00226ba1" officeooo:paragraph-rsid="00226ba1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bold" officeooo:rsid="001cfab5" officeooo:paragraph-rsid="001cfab5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bold" officeooo:rsid="001cfab5" officeooo:paragraph-rsid="001d949c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bold" officeooo:rsid="001cfab5" officeooo:paragraph-rsid="0020636d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bold" officeooo:rsid="0020636d" officeooo:paragraph-rsid="0020636d" style:font-weight-asian="bold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bold" officeooo:rsid="0020636d" officeooo:paragraph-rsid="0021a4aa" style:font-weight-asian="bold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bold" officeooo:rsid="0021a4aa" officeooo:paragraph-rsid="0021a4aa" style:font-weight-asian="bold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bold" officeooo:rsid="00226ba1" officeooo:paragraph-rsid="00226ba1" style:font-weight-asian="bold" style:font-weight-complex="bold"/>
    </style:style>
    <style:style style:name="T1" style:family="text">
      <style:text-properties officeooo:rsid="002343cc"/>
    </style:style>
    <style:style style:name="T2" style:family="text">
      <style:text-properties officeooo:rsid="0023ea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6">Login API </text:p>
      <text:p text:style-name="P10"/>
      <text:p text:style-name="P10"/>
      <text:p text:style-name="P10"/>
      <text:p text:style-name="P12">Method : POST</text:p>
      <text:p text:style-name="P12"/>
      <text:p text:style-name="P12">http://54.145.124.70/neozee/api/v1/user?filter=email=test@gmail.com,user_password=12345</text:p>
      <text:p text:style-name="P12"/>
      <text:p text:style-name="P17">Success response</text:p>
      <text:p text:style-name="P17"/>
      <text:p text:style-name="P13">{</text:p>
      <text:p text:style-name="P13"><text:s text:c="4"/>"status": "success",</text:p>
      <text:p text:style-name="P13"><text:s text:c="4"/>"message": "User found successfully.",</text:p>
      <text:p text:style-name="P13"><text:s text:c="4"/>"data": [</text:p>
      <text:p text:style-name="P13"><text:s text:c="8"/>{</text:p>
      <text:p text:style-name="P13"><text:s text:c="12"/>"id": "1",</text:p>
      <text:p text:style-name="P13"><text:s text:c="12"/>"username": "test",</text:p>
      <text:p text:style-name="P13"><text:s text:c="12"/>"user_password": "827ccb0eea8a706c4c34a16891f84e7b",</text:p>
      <text:p text:style-name="P13"><text:s text:c="12"/>"email": "test@gmail.com",</text:p>
      <text:p text:style-name="P13"><text:s text:c="12"/>"address": "xyz",</text:p>
      <text:p text:style-name="P13"><text:s text:c="12"/>"device_id": "",</text:p>
      <text:p text:style-name="P13"><text:s text:c="12"/>"device_name": "",</text:p>
      <text:p text:style-name="P13"><text:s text:c="12"/>"span_chat": "",</text:p>
      <text:p text:style-name="P13"><text:s text:c="12"/>"facebook_liveid": "",</text:p>
      <text:p text:style-name="P13"><text:s text:c="12"/>"twitter_id": "",</text:p>
      <text:p text:style-name="P13"><text:s text:c="12"/>"Instagram_id": "",</text:p>
      <text:p text:style-name="P13"><text:s text:c="12"/>"updated_date": "2017-12-20 07:58:13",</text:p>
      <text:p text:style-name="P13"><text:s text:c="12"/>"created_date": "2017-12-20 01:58:13",</text:p>
      <text:p text:style-name="P13"><text:s text:c="12"/>"status": "1"</text:p>
      <text:p text:style-name="P13"><text:s text:c="8"/>}</text:p>
      <text:p text:style-name="P13"><text:s text:c="4"/>],</text:p>
      <text:p text:style-name="P13"><text:s text:c="4"/>"data_count": 1,</text:p>
      <text:p text:style-name="P13"><text:s text:c="4"/>"status_code": 200</text:p>
      <text:p text:style-name="P13">}</text:p>
      <text:p text:style-name="P12"/>
      <text:p text:style-name="P17">Fail resposnse </text:p>
      <text:p text:style-name="P11"/>
      <text:p text:style-name="P12">http://54.145.124.70/neozee/api/v1/user</text:p>
      <text:p text:style-name="P12">{</text:p>
      <text:p text:style-name="P12"><text:s text:c="4"/>"status": "fail",</text:p>
      <text:p text:style-name="P12"><text:s text:c="4"/>"message": "No user found",</text:p>
      <text:p text:style-name="P12"><text:s text:c="4"/>"data": [],</text:p>
      <text:p text:style-name="P12"><text:s text:c="4"/>"data_count": 0,</text:p>
      <text:p text:style-name="P12"><text:s text:c="4"/>"status_code": 500</text:p>
      <text:p text:style-name="P12"><text:tab/></text:p>
      <text:p text:style-name="P12">}</text:p>
      <text:p text:style-name="P12"/>
      <text:p text:style-name="P19">Registration API</text:p>
      <text:p text:style-name="P19"/>
      <text:p text:style-name="P19">Method POST</text:p>
      <text:p text:style-name="P19"/>
      <text:p text:style-name="P19">POST /neozee/api/v1/user HTTP/1.1</text:p>
      <text:p text:style-name="P19">Host: 54.145.124.70</text:p>
      <text:p text:style-name="P19">neo-X-API-KEY: neo-32696d98-a84a2f0f-2a254259-ea5de6aa</text:p>
      <text:p text:style-name="P19">Content-Type: application/x-www-form-urlencoded</text:p>
      <text:p text:style-name="P19">Cache-Control: no-cache</text:p>
      <text:p text:style-name="P19">Postman-Token: 484e9544-7774-e135-61df-380afc6c34e8</text:p>
      <text:p text:style-name="P19"/>
      <text:p text:style-name="P19">user_password=1234&amp;username=anuradha&amp;email=anu%40gmail.com</text:p>
      <text:p text:style-name="P19"/>
      <text:p text:style-name="P19"/>
      <text:p text:style-name="P21">Parameter</text:p>
      <text:p text:style-name="P21"/>
      <text:p text:style-name="P20">username</text:p>
      <text:p text:style-name="P20">user_password</text:p>
      <text:p text:style-name="P20"/>
      <text:p text:style-name="P20">email</text:p>
      <text:p text:style-name="P19"/>
      <text:p text:style-name="P18"><text:soft-page-break/>Success response</text:p>
      <text:p text:style-name="P18"/>
      <text:p text:style-name="P18"/>
      <text:p text:style-name="P19"/>
      <text:p text:style-name="P14"><text:a xlink:type="simple" xlink:href="http://54.145.124.70/neozee/api/v1/user">http://54.145.124.70/neozee/api/v1/user</text:a></text:p>
      <text:p text:style-name="P14"/>
      <text:p text:style-name="P14">{</text:p>
      <text:p text:style-name="P14"><text:s text:c="4"/>"status": "success",</text:p>
      <text:p text:style-name="P14"><text:s text:c="4"/>"message": "User added successfully.",</text:p>
      <text:p text:style-name="P14"><text:s text:c="4"/>"data": {</text:p>
      <text:p text:style-name="P14"><text:s text:c="8"/>"id": 12,</text:p>
      <text:p text:style-name="P14"><text:s text:c="8"/>"username": "anuradha",</text:p>
      <text:p text:style-name="P14"><text:s text:c="8"/>"user_password": "81dc9bdb52d04dc20036dbd8313ed055",</text:p>
      <text:p text:style-name="P14"><text:s text:c="8"/>"email": "anu@gmail.com"</text:p>
      <text:p text:style-name="P14"><text:s text:c="4"/>},</text:p>
      <text:p text:style-name="P14"><text:s text:c="4"/>"data_count": 6,</text:p>
      <text:p text:style-name="P14"><text:s text:c="4"/>"status_code": 201</text:p>
      <text:p text:style-name="P14">}</text:p>
      <text:p text:style-name="P9"/>
      <text:p text:style-name="P16">Media <text:span text:style-name="T1">Add</text:span></text:p>
      <text:p text:style-name="P9"/>
      <text:p text:style-name="P9"><text:a xlink:type="simple" xlink:href="http://54.145.124.70/neozee/api/v1/category/image/upload">http://54.145.124.70/neozee/api/v1/category/image/upload</text:a></text:p>
      <text:p text:style-name="P9"/>
      <text:p text:style-name="P10">Method POST</text:p>
      <text:p text:style-name="P10"/>
      <text:p text:style-name="P10"/>
      <text:p text:style-name="P15">Parameter</text:p>
      <text:p text:style-name="P15"/>
      <text:p text:style-name="P22">file_name</text:p>
      <text:p text:style-name="P22">user_id</text:p>
      <text:p text:style-name="P22">device_id</text:p>
      <text:p text:style-name="P10"/>
      <text:p text:style-name="P16">Success response</text:p>
      <text:p text:style-name="P10"/>
      <text:p text:style-name="P10"/>
      <text:p text:style-name="P10">{</text:p>
      <text:p text:style-name="P10"><text:s text:c="4"/>"status": "success",</text:p>
      <text:p text:style-name="P10"><text:s text:c="4"/>"message": "File Upload Successfull",</text:p>
      <text:p text:style-name="P10"><text:s text:c="4"/>"data": null,</text:p>
      <text:p text:style-name="P10"><text:s text:c="4"/>"data_count": 1,</text:p>
      <text:p text:style-name="P10"><text:s text:c="4"/>"status_code": 200</text:p>
      <text:p text:style-name="P10">}</text:p>
      <text:p text:style-name="Standard"/>
      <text:p text:style-name="P1">Fail resposnse </text:p>
      <text:p text:style-name="P1">{</text:p>
      <text:p text:style-name="P1"><text:s text:c="4"/>"status": "fail",</text:p>
      <text:p text:style-name="P1"><text:s text:c="4"/>"message": "&lt;p&gt;&lt;p&gt;You did not select a file to upload.&lt;/p&gt;&lt;/p&gt;\n&lt;p&gt;The user_id field is required.&lt;/p&gt;\n&lt;p&gt;The device_id field is required.&lt;/p&gt;\n",</text:p>
      <text:p text:style-name="P1"><text:s text:c="4"/>"data": [],</text:p>
      <text:p text:style-name="P1"><text:s text:c="4"/>"data_count": 0,</text:p>
      <text:p text:style-name="P1"><text:s text:c="4"/>"status_code": 400</text:p>
      <text:p text:style-name="P1">}</text:p>
      <text:p text:style-name="P1"/>
      <text:p text:style-name="P1"/>
      <text:p text:style-name="P6">Device </text:p>
      <text:p text:style-name="P6"/>
      <text:p text:style-name="P2"><text:a xlink:type="simple" xlink:href="http://54.145.124.70/neozee/api/v1/user/device/1"><text:span text:style-name="T2">http://</text:span></text:a><text:a xlink:type="simple" xlink:href="http://54.145.124.70/neozee/api/v1/user/device/1">54.145.124.70/neozee/api/v1/user/device/1</text:a> <text:s/></text:p>
      <text:p text:style-name="P2"/>
      <text:p text:style-name="P3"><text:a xlink:type="simple" xlink:href="http://54.145.124.70/neozee/api/v1/user/device/1">api/v1/user/device/1</text:a> <text:s text:c="2"/><text:span text:style-name="T2">=&gt; <text:s text:c="2"/>1 is user_id</text:span></text:p>
      <text:p text:style-name="P2"/>
      <text:p text:style-name="P2"/>
      <text:p text:style-name="P4">Method : <text:s/>GET</text:p>
      <text:p text:style-name="P4"/>
      <text:p text:style-name="P4">Success Resposnse</text:p>
      <text:p text:style-name="P4"><text:soft-page-break/></text:p>
      <text:p text:style-name="P4">{</text:p>
      <text:p text:style-name="P4"><text:s text:c="4"/>"status": "success",</text:p>
      <text:p text:style-name="P4"><text:s text:c="4"/>"message": "User found successfully.",</text:p>
      <text:p text:style-name="P4"><text:s text:c="4"/>"data": [</text:p>
      <text:p text:style-name="P4"><text:s text:c="8"/>{</text:p>
      <text:p text:style-name="P4"><text:s text:c="12"/>"id": "1",</text:p>
      <text:p text:style-name="P4"><text:s text:c="12"/>"userid": "1",</text:p>
      <text:p text:style-name="P4"><text:s text:c="12"/>"device_id": "xyz",</text:p>
      <text:p text:style-name="P4"><text:s text:c="12"/>"user_type": "P",</text:p>
      <text:p text:style-name="P4"><text:s text:c="12"/>"updated_date": "2017-12-20 09:32:58",</text:p>
      <text:p text:style-name="P4"><text:s text:c="12"/>"created_date": "2017-12-20 03:32:58",</text:p>
      <text:p text:style-name="P4"><text:s text:c="12"/>"status": "1"</text:p>
      <text:p text:style-name="P4"><text:s text:c="8"/>}</text:p>
      <text:p text:style-name="P4"><text:s text:c="4"/>],</text:p>
      <text:p text:style-name="P4"><text:s text:c="4"/>"data_count": 1,</text:p>
      <text:p text:style-name="P4"><text:s text:c="4"/>"status_code": 200</text:p>
      <text:p text:style-name="P4">}</text:p>
      <text:p text:style-name="P6"/>
      <text:p text:style-name="P7">Device Add</text:p>
      <text:p text:style-name="P7"/>
      <text:p text:style-name="P7"/>
      <text:p text:style-name="P5"><text:a xlink:type="simple" xlink:href="http://54.145.124.70/neozee/api/v1/user/device/1">http://54.145.124.70/neozee/api/v1/user/device/1</text:a></text:p>
      <text:p text:style-name="P5"/>
      <text:p text:style-name="P5"/>
      <text:p text:style-name="P5">Method POST</text:p>
      <text:p text:style-name="P7"/>
      <text:p text:style-name="P7">POST /neozee/api/v1/user/device/1 HTTP/1.1</text:p>
      <text:p text:style-name="P7">Host: 54.145.124.70</text:p>
      <text:p text:style-name="P7">neo-X-API-KEY: neo-32696d98-a84a2f0f-2a254259-ea5de6aa</text:p>
      <text:p text:style-name="P7">Content-Type: application/x-www-form-urlencoded</text:p>
      <text:p text:style-name="P7">Cache-Control: no-cache</text:p>
      <text:p text:style-name="P7">Postman-Token: b2ff15b0-24e4-fc6e-4776-bffbb2b792e9</text:p>
      <text:p text:style-name="P7"/>
      <text:p text:style-name="P7">user_type=p&amp;device_id=xyz</text:p>
      <text:p text:style-name="P7"/>
      <text:p text:style-name="P7"/>
      <text:p text:style-name="P7">success response</text:p>
      <text:p text:style-name="P7"/>
      <text:p text:style-name="P7">{</text:p>
      <text:p text:style-name="P7"><text:s text:c="4"/>"status": "success",</text:p>
      <text:p text:style-name="P7"><text:s text:c="4"/>"message": "User device added successfully.",</text:p>
      <text:p text:style-name="P7"><text:s text:c="4"/>"data": [</text:p>
      <text:p text:style-name="P7"><text:s text:c="8"/>{</text:p>
      <text:p text:style-name="P7"><text:s text:c="12"/>"user_type": "p",</text:p>
      <text:p text:style-name="P7"><text:s text:c="12"/>"device_id": "xyz",</text:p>
      <text:p text:style-name="P7"><text:s text:c="12"/>"created_date": "2017-12-20 06:04:31",</text:p>
      <text:p text:style-name="P7"><text:s text:c="12"/>"status": 1,</text:p>
      <text:p text:style-name="P7"><text:s text:c="12"/>"userid": 3</text:p>
      <text:p text:style-name="P7"><text:s text:c="8"/>}</text:p>
      <text:p text:style-name="P7"><text:s text:c="4"/>],</text:p>
      <text:p text:style-name="P7"><text:s text:c="4"/>"data_count": 1,</text:p>
      <text:p text:style-name="P7"><text:s text:c="4"/>"status_code": 201</text:p>
      <text:p text:style-name="P7">}</text:p>
      <text:p text:style-name="P7"/>
      <text:p text:style-name="P7">fail response</text:p>
      <text:p text:style-name="P7"/>
      <text:p text:style-name="P8">{</text:p>
      <text:p text:style-name="P8"><text:soft-page-break/><text:s text:c="4"/>"status": "fail",</text:p>
      <text:p text:style-name="P8"><text:s text:c="4"/>"message": "Device Id is requried Is Required.\nUser Type Parent or Child Is Required.\n",</text:p>
      <text:p text:style-name="P8"><text:s text:c="4"/>"data": [],</text:p>
      <text:p text:style-name="P8"><text:s text:c="4"/>"data_count": 0,</text:p>
      <text:p text:style-name="P8"><text:s text:c="4"/>"status_code": 400</text:p>
      <text:p text:style-name="P8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7:12:33.717207730</meta:creation-date>
    <dc:date>2017-12-20T17:37:33.516451533</dc:date>
    <meta:editing-duration>PT21M29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4" meta:paragraph-count="144" meta:word-count="294" meta:character-count="3447" meta:non-whitespace-character-count="2716"/>
  </office:meta>
</office:document-meta>
</file>